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SC" svg:font-family="Songti SC"/>
    <style:font-face style:name="Times" svg:font-family="Times"/>
    <style:font-face style:name="Times New Roman" svg:font-family="Times New Roman"/>
  </office:font-face-decls>
  <office:automatic-styles>
    <style:style style:name="P1" style:family="paragraph" style:parent-style-name="Standard">
      <style:paragraph-properties fo:text-align="center"/>
      <style:text-properties style:font-name="Times New Roman" fo:font-size="24.0pt"/>
    </style:style>
    <style:style style:name="P2" style:family="paragraph" style:parent-style-name="Standard">
      <style:text-properties style:font-name="Times New Roman" fo:font-size="12.0pt"/>
    </style:style>
    <style:style style:name="P3" style:family="paragraph" style:parent-style-name="Standard">
      <style:text-properties style:font-name="Times New Roman" fo:font-size="14.0pt"/>
    </style:style>
    <style:style style:name="P4" style:family="paragraph" style:parent-style-name="Standard">
      <style:text-properties style:font-name="Times New Roman" fo:font-size="12.0pt" fo:color="#ff3333"/>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fo:color="#ff3333"/>
    </style:style>
    <style:style style:name="P6"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7" style:family="paragraph" style:parent-style-name="Standard">
      <style:text-properties style:font-name="Times" fo:font-size="12.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fo:color="#000000"/>
    </style:style>
    <style:style style:name="T4" style:family="text">
      <style:text-properties fo:color="#ff3333"/>
    </style:style>
    <style:style style:name="T5" style:family="text">
      <style:text-properties style:font-name="Songti SC" fo:font-weight="bold" fo:font-weight-asian="bold" fo:font-weight-complex="bold"/>
    </style:style>
    <style:style style:name="T6" style:family="text">
      <style:text-properties style:font-name="Times" fo:font-weight="bold" fo:font-weight-asian="bold" fo:font-weight-complex="bold"/>
    </style:style>
    <style:style style:name="T7" style:family="text">
      <style:text-properties style:text-underline-style="solid" fo:color="#800000"/>
    </style:style>
    <style:style style:name="T8" style:family="text">
      <style:text-properties style:font-name="Songti SC" fo:font-size="14.0pt" fo:font-size-asian="14.0pt" fo:font-size-complex="14.0pt" fo:font-weight="bold" fo:font-weight-asian="bold" fo:font-weight-complex="bold"/>
    </style:style>
    <style:style style:name="T9" style:family="text">
      <style:text-properties fo:font-size="14.0pt" fo:font-size-asian="14.0pt" fo:font-size-complex="14.0pt" fo:font-weight="bold" fo:font-weight-asian="bold" fo:font-weight-complex="bold"/>
    </style:style>
    <style:style style:name="T10" style:family="text">
      <style:text-properties fo:color="#0000ff"/>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PAGINA WEB</text:span></text:p>
      <text:p text:style-name="P2"/>
      <text:p text:style-name="P2">Dal 1969 il Circolo Tennis Grignano offre ai suoi ospiti, nella splendida cornice del porticciolo di Grignano, una struttura sportiva attrezzata e a misura d'uomo, immersa nel verde e gestita in un ambiente famigliare e cortese.</text:p>
      <text:p text:style-name="P2">La nuova gestione, attiva dal 2016, crede profondamente in questa realtà e crede nel proprio gruppo di lavoro, preparato e ormai consolidato da anni. </text:p>
      <text:p text:style-name="P2"/>
      <text:p text:style-name="P3"><text:span text:style-name="T2">IL CIRCOLO</text:span></text:p>
      <text:p text:style-name="P2">Il circolo dispone di 2 campi in terra rossa e un campo in erba sintetica.</text:p>
      <text:p text:style-name="P2">Tutti tre i campi sono coperti e riscaldati nel periodo invernale mentre in estate offrono una location baciata dal sole e accarezzata dalla brezza marina.</text:p>
      <text:p text:style-name="P2">Nella struttura sono inoltre presenti ampi spogliatoi maschili e femminili, una club house dotata di tv e snack bar, una piccola palestra ad esclusivo uso dei soci, una terrazza panoramica per eventi, ping pong, macchina incordatrice, ampio parcheggio privato adiacente alla struttura e una segreteria efficiente e attenta a rispondere alle richieste dei suoi soci e dei ragazzi della Scuola Tennis. </text:p>
      <text:p text:style-name="P2"/>
      <text:p text:style-name="P3"><text:span text:style-name="T2">LA SCUOLA TENNIS</text:span></text:p>
      <text:p text:style-name="P2">La mission della nostra Scuola Tennis è quella di trasferire ai ragazzi la passione e l'emozione per questo sport, senza dimenticare mai il fondamentale ruolo che ha un insegnante nei confronti dei propri allievi. Un buon maestro affronta in modo innovativo e con entusiasmo il compito di formare i giocatori e le giocatrici di domani, trasmettendo loro i sani principi e i valori che lo sport insegna da sempre. </text:p>
      <text:p text:style-name="P2">La nostra filosofia è che i ragazzi devono prima di tutto divertirsi e sentirsi parte di una squadra e l'incremento del numero di allievi e la loro fedeltà alla nostra scuola, è una dimostrazione del buon lavoro fatto fino ad ora. </text:p>
      <text:p text:style-name="P2">Lo staff tecnico offre un insegnamento di alto livello, utilizzando tecniche di approccio innovative e in linea con la didattica di riferimento della Federazione italiana Tennis: multilateralità, <text:span text:style-name="T3">multiformità, gradulità, specificità d'apprendimento, video-analisi</text:span><text:span text:style-name="T4"><text:s/>e allenamento delle abilità visive.</text:span></text:p>
      <text:p text:style-name="P4">Gli studi di neuroscienza hanno dimostrato che percezione-comprensione-memoria, dipendono per l'80% dalla visione nelle performance sportiva il sistema visivo ha un ruolo fondamentale. Questo viene allenato attraverso:</text:p>
      <text:list text:style-name="L1">
        <text:list-item>
          <text:p text:style-name="P5">una preparazione fisiologica, neurologica e cognitiva, allenata attraverso schemi visuo-motori che <text:s/>migliorano la coordinazione occhio/mano, occhio/piede, occhio/corpo.</text:p>
        </text:list-item>
        <text:list-item>
          <text:p text:style-name="P5">l'integrazione sensoriale tra vista/udito con l'utilizzo di stimoli visivi e uditivi per gestire al meglio il movimento e per allenare la consapevolezza spazio temporale</text:p>
        </text:list-item>
      </text:list>
      <text:p text:style-name="P4"/>
      <text:p text:style-name="P2">I ragazzi della scuola tennis vengono divisi in gruppi a seconda dell'età e del livello di gioco. Nel corso dell'anno vengono organizzate attività didattiche volte a consolidare la passione e il divertimento dei ragazzi, accompagnando il gioco all'analisi e alla valutazione dei progressi:</text:p>
      <text:list text:style-name="L1">
        <text:list-item>
          <text:p text:style-name="P6">video analisi iniziale seguita da ulteriori riprese per valutare il miglioramento degli atleti ( per agonsiti)</text:p>
        </text:list-item>
        <text:list-item>
          <text:p text:style-name="P6">creazione di un programma di allenamento specifico a seconda del livello di gioco</text:p>
        </text:list-item>
        <text:list-item>
          <text:p text:style-name="P6">schede di valutazione personalizzate per ogni singolo allievo</text:p>
        </text:list-item>
        <text:list-item>
          <text:p text:style-name="P6">riunioni di coordinamento con i genitori</text:p>
        </text:list-item>
        <text:list-item>
          <text:p text:style-name="P6">match di preparazione ai tornei</text:p>
        </text:list-item>
        <text:list-item>
          <text:p text:style-name="P6">programmazione personalizzata dei tornei in accordo con i genitori ed i maestri</text:p>
        </text:list-item>
        <text:list-item>
          <text:p text:style-name="P6">inserimento dei giovani allievi più meritevoli nei campionati a squadre UNDER, SERIE D, SERIE C ( solo per agonsti )</text:p>
        </text:list-item>
      </text:list>
      <text:p text:style-name="P2">Il calendario della scuola tennis segue il calendario scolastico.</text:p>
      <text:p text:style-name="P3"><text:span text:style-name="T2">L'ATLETICA</text:span></text:p>
      <text:p text:style-name="P2">Il corso di preparazione fisica è previsto per ragazzi dai 10 ai 16 anni</text:p>
      <text:p text:style-name="P2">Il Circolo propone un corso di preparazione fisica per tutti i ragazzi e che sarà utile anche per tutte le altre discipline sportive eventualmente praticate. I nostri preparatori atletici sviluppano un programma di allenamento completo a 360°, nel quale saranno curate tre aree fondamentali: Fisica, Motoria, Cognitiva. Quando queste basi sono solide è più facile migliorare tutti gli altri parametri della perfromance sportiva, come forza, resistenza, velocità e potenza. Particolare attenzione all'allenamento visivo con l'utilizzo del metodo SVTA per una preparazione più efficace e completa, mirata alla qualità e all'eccellenza. Per l'atletica degli allievi agonisti più avanzati e che hanno necessità di una preparazione più specifica, il circolo collabora con personal trainer qualificati e preparati e mette a disposizione i suoi spazi per le lezioni.</text:p>
      <text:p text:style-name="P2"/>
      <text:p text:style-name="P2"/>
      <text:p text:style-name="P3"><text:span text:style-name="T2">I CENTRI ESTIVI A GRIGNANO</text:span></text:p>
      <text:p text:style-name="P2">I corsi sono solo mattutini e per garantire l'omogeneità dei gruppi, sono ammessi solo ragazzi nati tra gli anni 2006 e 2014 (compresi )</text:p>
      <text:p text:style-name="P2">I posti a disposizione sono massimo 18 a settimana ( oltre tale numero non possiamo garantire la partecipazione al Centro Estivo. A tal proposito farà fede la data del pagamento)</text:p>
      <text:p text:style-name="P2">Il costo del corso è di €. 130,00 a settimana per i soci del Circolo Tennis Grignano, €. 120,00+iva a settimana per i non soci.</text:p>
      <text:p text:style-name="P2">Il Centro estivo inizierà il 21 Giugno e terminerà il 30 Luglio 2021 con cadenza settimanale, dal lunedì al venerdì, dalle 9:00 alle 13:00.</text:p>
      <text:p text:style-name="P2">L'iscrizione si intende valida con la sottoscrizione degli apposito modulo allegato in fondo alla pagina e il pagamento a saldo dell'importo entro il venerdì antecedente alla data di inizio prescelta.</text:p>
      <text:p text:style-name="P2"/>
      <text:p text:style-name="P2">Scarica il modulo di iscrizione al Centro Estivo <text:s/><text:span text:style-name="T5">▓</text:span><text:span text:style-name="T6"><text:s text:c="2"/>N.1/A</text:span></text:p>
      <text:p text:style-name="P7">Scarica la Scheda Sanitaria<text:span text:style-name="T2"><text:s/></text:span><text:span text:style-name="T5">▓</text:span><text:span text:style-name="T2"><text:s/>N. 2</text:span></text:p>
      <text:p text:style-name="P2"/>
      <text:p text:style-name="P2">GIORNATA TIPO:</text:p>
      <text:p text:style-name="P2">08:30 – 09:00 Accoglienza</text:p>
      <text:p text:style-name="P2">09:00 – 10:45 Tennis</text:p>
      <text:p text:style-name="P2">10:45 – 11:15 Merenda</text:p>
      <text:p text:style-name="P2">11:15 – 13:00 Attività ludiche/preparazione atletica</text:p>
      <text:p text:style-name="P2">13:00 – 13:30 Rientro</text:p>
      <text:p text:style-name="P2"/>
      <text:p text:style-name="P3"><text:span text:style-name="T2">NOVITA'!!!! IL TENNIS SUMMER CAMP <text:s/>DI PERFEZIONAMENTO </text:span></text:p>
      <text:p text:style-name="P3"><text:span text:style-name="T2">IN TRASFERTA A BIBIONE ( dal 12 Giugno al 19 Giugno 2021 )</text:span></text:p>
      <text:p text:style-name="P2">E' una possibilità data ai ragazzi che hanno già intrapreso il percorso agonisitico, di implementare le loro capacità tecnico/tattiche, i ritmi di carico, la preparazione atletica, la tecnica di gioco e le capacità di analisi del match. I gruppi vengono coordinati dal maestro federale Mattihas Facciolo in collaborazione con istruttori riconosciuti dalla Federazione Nazionale.</text:p>
      <text:p text:style-name="P2">E' un'esperienza di formazione significativa per ogni ragazzo, non solo dal punto di vista sportivo ma anche umano. Gli allenamenti intensivi, la convivenza con altri compagni di gioco, la gestione della giornata senza l'aiuto dei genitori e il rispetto della personalità di ogni singolo compagno, sono tutti fattori che contribuiscono alla loro crescita come giocatori e come persone.</text:p>
      <text:p text:style-name="P2">L'atmosfera è quella moderna e frizzante di Bibione, che, con le sue acque pulite e spiagge dorate, saprà rendere indimenticabile la permanenza. </text:p>
      <text:p text:style-name="P2">Anche la parte ludica è fondamentale affinche i ragazzi imparino a impegnarsi divertendosi!! Escursioni in mountain bike, uscite in canoa o windsurf, passeggiate nella pineta”, nuotate in piscina, Luna Park, sono solo alcune delle attività che Bibione propone.</text:p>
      <text:p text:style-name="P2"/>
      <text:p text:style-name="P2">Per maggiori informazioni <text:span text:style-name="T7">link </text:span><text:s text:c="3"/><text:span text:style-name="T5">▓</text:span></text:p>
      <text:p text:style-name="P7">Scarica Moduli: </text:p>
      <text:p text:style-name="P7">N. 1/B Modulo di Iscrizione Camp Bibione</text:p>
      <text:p text:style-name="P7">N. 2 Scheda Sanitaria </text:p>
      <text:p text:style-name="P7">N. 3 Autorizzazione Camere, </text:p>
      <text:p text:style-name="P7">N. 4 Patto tra le parti </text:p>
      <text:p text:style-name="P2"/>
      <text:p text:style-name="P3"><text:span text:style-name="T2">LO STAFF</text:span></text:p>
      <text:p text:style-name="P2"/>
      <text:p text:style-name="P2">MATTIHAS FACCIOLO – IL MET'S - </text:p>
      <text:p text:style-name="P2">Direttore Sportivo e Maestro Nazionale, laureato in Architettura, promettente giocatore di seconda categoria fin da giovane, ha lentamente abbandonato le competizioni per dedicarsi alla gestione di vari circoli di tennis ed in seguito per seguire atleti di interesse nazionale.</text:p>
      <text:p text:style-name="P2"/>
      <text:p text:style-name="P2"/>
      <text:p text:style-name="P2">LIVIO PIETROBELLI – IL GURU</text:p>
      <text:p text:style-name="P2">Maestro Nazionale e figura storica del Circolo Tennis Grignano, vorace lettore e attento osservatore, dotato di grande empatia. Le sue lezioni sono caratterizzate da una spiccata sensibilità per gli stati d'animo degli allievi e l'approccio emotivo alla partita.</text:p>
      <text:p text:style-name="P2"/>
      <text:p text:style-name="P2">EMIL VIDMAR - IL MAT - </text:p>
      <text:p text:style-name="P2">Istruttore Fit di 2*grado, ha conseguito la laurea in Scienze Motorie. Dotato di grande estro e positività, da anni si sta seriamente dedicando all'insegnamento ottenendo ottimi riscontri sia tra i più piccoli che tra gli adulti. </text:p>
      <text:p text:style-name="P2"/>
      <text:p text:style-name="P2">PAULA NATALIA ORLINI – LA BELLA - </text:p>
      <text:p text:style-name="P2">Istruttrice Fit di 2* grado , ottima giocatrice di seconda categoria. Le sue origini argentine svelano in <text:s/>anticipo le sue doti miglior: energia e tenacia. Prima di dedicarsi solo all'insegnamento, ha <text:s/>c<text:span text:style-name="T3">onseguito diversi titoli in competizioni di livello nazionale e queste sue esperienze sono alla base dei suoi insegnamenti.</text:span></text:p>
      <text:p text:style-name="P2"/>
      <text:p text:style-name="P2">MARCO ZANETTE – L'ATLETA -</text:p>
      <text:p text:style-name="P2">Istruttore di 1* grado e Istruttore Nazionale AICS, la sua passione più grande sono le sfide con se stesso ed i propri limiti. Assiduo partecipante di ultramaratone e gare estreme, è un convinto sostenitore che l'impegno e il sacrificio sono necessari per raggiungere gli obiettivi e ama trasmettere la sua filosofia di vita anche ai ragazzi.</text:p>
      <text:p text:style-name="P2"/>
      <text:p text:style-name="P2">FRANCESCA CHEBER - <text:s/>SUNRISE -</text:p>
      <text:p text:style-name="P2">Laureata in Scienza e Tecnica dello Sport, Preparatrice Fisica di 1* grado Fit, profonda conoscitrice delle abilità visive fondamentali nel gioco del tennis. Il suo metodo si basa sui pilastri dell'allenamento: progressione didattica, intensità, quantità e densità. La qualità del movimento e la cura dei dettagli la caratterizzano</text:p>
      <text:p text:style-name="P2"/>
      <text:p text:style-name="P2">FEDERICO PARMA.</text:p>
      <text:p text:style-name="P2">Atleta azzurro di canottaggio per il Circolo canottieri saturnia, laureato in scienze motorie e personal trainer. </text:p>
      <text:p text:style-name="P2">Amo lo sport a tutto tondo, ma in particolar modo il calcio e il tennis.</text:p>
      <text:p text:style-name="P2"/>
      <text:p text:style-name="P3"/>
      <text:p text:style-name="P3"/>
      <text:p text:style-name="P3"/>
      <text:p text:style-name="P3"/>
      <text:p text:style-name="P3"/>
      <text:p text:style-name="P3"/>
      <text:p text:style-name="P3"/>
      <text:p text:style-name="P3"/>
      <text:p text:style-name="P3"><text:span text:style-name="T2">CONTATTI</text:span></text:p>
      <text:p text:style-name="P2">Indirizzo: Via Junker, 8 Trieste 34151</text:p>
      <text:p text:style-name="P2">Telefono: 040 224361</text:p>
      <text:p text:style-name="P2">Mattihas Facciolo: 328 9730525</text:p>
      <text:p text:style-name="P2">Email: info@tennisgrignano.it</text:p>
      <text:p text:style-name="P2"/>
      <text:p text:style-name="P2">SPONSOR E PARTNERSHIP</text:p>
      <text:list text:style-name="L1">
        <text:list-item>
          <text:p text:style-name="P6">FEDERAZIONE ITALIANA TENNIS</text:p>
        </text:list-item>
        <text:list-item>
          <text:p text:style-name="P6">CONI</text:p>
        </text:list-item>
        <text:list-item>
          <text:p text:style-name="P6"/>
        </text:list-item>
      </text:list>
      <text:p text:style-name="P2"/>
      <text:p text:style-name="P2"/>
      <text:p text:style-name="P2"><text:s/><text:span text:style-name="T8">▓</text:span><text:span text:style-name="T9"><text:s text:c="2"/>LINK/ ESTENSIONI <text:s/></text:span><text:s/>trovi file in allegato</text:p>
      <text:p text:style-name="P2"/>
      <text:p text:style-name="P2"><text:span text:style-name="T2">N. 1</text:span><text:tab/>MODULO DI ISCRIZIONE CENTRI ESTIVI GRIGNANO ( ancora da fare )</text:p>
      <text:p text:style-name="P2"><text:span text:style-name="T2">N. 2 </text:span>: <text:tab/>2/a <text:s/>AUTORIZZAZIONE CAMP BIBIONE</text:p>
      <text:p text:style-name="P2"><text:tab/>2/b <text:s/>AUTORIZZAZIONE CAMERE BIBIONE</text:p>
      <text:p text:style-name="P2"><text:tab/>2/c <text:s/>SCHEDA SANITARIA BIBIONE</text:p>
      <text:p text:style-name="P2"/>
      <text:p text:style-name="P2"/>
      <text:p text:style-name="P2"><text:span text:style-name="T10">Link</text:span><text:s/>CAMP BIBIONE ( questa parte deve essere ancora definita !!)</text:p>
      <text:p text:style-name="P2"/>
      <text:p text:style-name="P2">STRUTTURE ACCOGLIENTI</text:p>
      <text:p text:style-name="P2">Sporting Center Beverly Hill</text:p>
      <text:p text:style-name="P2">Via Capricorno,2 </text:p>
      <text:p text:style-name="P2">30028 Bibione ( VE )</text:p>
      <text:p text:style-name="P2">telefono 0431 43268</text:p>
      <text:p text:style-name="P2"/>
      <text:p text:style-name="P2">RISTORANTE PIZZERIA METROBAR</text:p>
      <text:p text:style-name="P2">Famiglia Dolci dal 1969</text:p>
      <text:p text:style-name="P2">Cordialità e buoni sapori</text:p>
      <text:p text:style-name="P2">Via Alemagna, 11 Bibione Lido del Sole ( VE 9</text:p>
      <text:p text:style-name="P2"/>
      <text:p text:style-name="P2">Descrizione del Camp: da fare!!</text:p>
      <text:p text:style-name="P2"/>
      <text:p text:style-name="P2">L'appartamento verrà scelto tra le numerose offerte dell'Europa Group, <text:s/><text:a xlink:type="simple" xlink:href="http://www.etgroup.info/">www.etgroup.info</text:a></text:p>
      <text:p text:style-name="P2">Sarà dotato di piscina, si troverà nelle immediate vicinanza del centro sportivo e la tipologia dipenderà <text:s/>dal numero di presenze. <text:s/></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3</meta:generator>
  </office:meta>
</office:document-meta>
</file>